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116619263A5E46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Helvetica" svg:font-family="Helvetica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3ec668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Table_20_Contents">
      <style:text-properties officeooo:rsid="003e1b4b" officeooo:paragraph-rsid="003e1b4b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able_20_Contents">
      <style:text-properties officeooo:rsid="001d9b1c" officeooo:paragraph-rsid="001d9b1c"/>
    </style:style>
    <style:style style:name="P2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421de8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222222" style:font-name="Helvetica" fo:font-size="12pt" fo:letter-spacing="normal" fo:font-style="normal" fo:font-weight="normal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302d68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3e1b4b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1fd18d"/>
    </style:style>
    <style:style style:name="T20" style:family="text">
      <style:text-properties officeooo:rsid="0024f72b"/>
    </style:style>
    <style:style style:name="T21" style:family="text">
      <style:text-properties officeooo:rsid="0025bcf3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3e1b4b"/>
    </style:style>
    <style:style style:name="T27" style:family="text">
      <style:text-properties officeooo:rsid="00421de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8">Personální odbor</text:span></text:p>
            <text:p text:style-name="P17">z<text:span text:style-name="T17">a</text:span>st<text:span text:style-name="T17">o</text:span>up<text:span text:style-name="T17">ena</text:span>: <text:span text:style-name="T24">Bc. Janem Novákem </text:span><text:a xlink:type="simple" xlink:href="mailto:jan.novak@pirati.cz" text:style-name="Internet_20_link" text:visited-style-name="Visited_20_Internet_20_Link"><text:span text:style-name="T24">jan.novak@pirati.cz</text:span></text:a><text:span text:style-name="T24">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7">Jméno</text:span>: <text:span text:style-name="T26">Pavel Šrámek</text:span></text:p>
            <text:p text:style-name="P24"><text:span text:style-name="T27">IČO</text:span>: <text:span text:style-name="T5">05378567</text:span> <text:s text:c="2"/><text:span text:style-name="T27">místo podnikání: Plzeň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3">Krajský koordinátor dobrovolníků pro Plzeňský kraj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6">20</text:span>h <text:span text:style-name="T18">týdně </text:span>(slovy: <text:span text:style-name="T26">dvace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6">9.000,-</text:span> Kč měsíčně </text:p>
            <text:p text:style-name="P16">• úkolová odměna: až <text:span text:style-name="T25">5.</text:span>000,-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2">Od 01-09-2017 na dobu neurčitou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8">Praze</text:span> dne <text:span text:style-name="T23">01.09.2017</text:span></text:p>
      <text:p text:style-name="P7">Za zadavatele: <text:tab/><text:tab/><text:tab/>Za dodavatele: </text:p>
      <text:p text:style-name="P10"><text:span text:style-name="T14">Vladislav Tobias Esner</text:span><text:span text:style-name="T15"><text:tab/><text:tab/></text:span><text:span text:style-name="T16">Pavel Šrámek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Helvetica" svg:font-family="Helvetica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116619263A5E463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01:29:06.169413024</dc:date>
    <meta:editing-cycles>127</meta:editing-cycles>
    <meta:editing-duration>P24DT13H50M13S</meta:editing-duration>
    <meta:generator>LibreOffice/5.1.6.2$Linux_X86_64 LibreOffice_project/10m0$Build-2</meta:generator>
    <meta:print-date>2017-09-10T22:03:12.203611846</meta:print-date>
    <meta:document-statistic meta:table-count="1" meta:image-count="1" meta:object-count="0" meta:page-count="1" meta:paragraph-count="34" meta:word-count="194" meta:character-count="1435" meta:non-whitespace-character-count="1260"/>
    <meta:user-defined meta:name="Informace 1"/>
    <meta:user-defined meta:name="Informace 2"/>
    <meta:user-defined meta:name="Informace 3"/>
    <meta:user-defined meta:name="Informace 4"/>
  </office:meta>
</office:document-meta>
</file>